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8pt" officeooo:rsid="00149d07" officeooo:paragraph-rsid="00149d07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8pt" officeooo:rsid="00149d07" officeooo:paragraph-rsid="00149d07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8pt" officeooo:rsid="00164ef4" officeooo:paragraph-rsid="00164ef4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8pt" officeooo:rsid="003cd10a" officeooo:paragraph-rsid="003cd10a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8pt" officeooo:rsid="004dc778" officeooo:paragraph-rsid="004dc778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8pt" officeooo:rsid="0046ca64" officeooo:paragraph-rsid="0046ca64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8pt" officeooo:rsid="0046ca64" officeooo:paragraph-rsid="005e0a5c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8pt" officeooo:rsid="0063cf3e" officeooo:paragraph-rsid="0063cf3e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8pt" officeooo:rsid="001f9ba1" officeooo:paragraph-rsid="003cd10a" style:font-size-asian="15.75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64ef4" officeooo:paragraph-rsid="00164ef4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783cb" officeooo:paragraph-rsid="001783cb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8pt" fo:font-weight="bold" officeooo:rsid="00255003" officeooo:paragraph-rsid="00255003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8pt" fo:font-weight="bold" officeooo:rsid="001f9ba1" officeooo:paragraph-rsid="001f9ba1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164ef4" officeooo:paragraph-rsid="00164ef4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8pt" fo:font-weight="normal" officeooo:rsid="00177a4a" officeooo:paragraph-rsid="00177a4a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1f9ba1" officeooo:paragraph-rsid="001f9ba1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1f9ba1" officeooo:paragraph-rsid="004c7d30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37d012" officeooo:paragraph-rsid="0037d012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4a7cdc" officeooo:paragraph-rsid="004a7cdc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4f2e2f" officeooo:paragraph-rsid="004f2e2f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4fa40d" officeooo:paragraph-rsid="004fa40d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8pt" fo:font-style="normal" fo:font-weight="bold" officeooo:rsid="001783cb" officeooo:paragraph-rsid="0020c7e1" style:font-size-asian="15.75pt" style:font-style-asian="normal" style:font-weight-asian="bold" style:font-size-complex="18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8pt" fo:font-style="italic" fo:font-weight="normal" officeooo:rsid="004c7d30" officeooo:paragraph-rsid="004c7d30" style:font-size-asian="15.75pt" style:font-style-asian="italic" style:font-weight-asian="normal" style:font-size-complex="18pt" style:font-style-complex="italic" style:font-weight-complex="normal"/>
    </style:style>
    <style:style style:name="P24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783cb" officeooo:paragraph-rsid="001a05ec" style:font-size-asian="15.75pt" style:font-style-asian="normal" style:font-weight-asian="normal" style:font-size-complex="18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ba720" officeooo:paragraph-rsid="001ba720" style:font-size-asian="15.75pt" style:font-style-asian="normal" style:font-weight-asian="normal" style:font-size-complex="18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ba720" officeooo:paragraph-rsid="001c14f9" style:font-size-asian="15.75pt" style:font-style-asian="normal" style:font-weight-asian="normal" style:font-size-complex="18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c14f9" officeooo:paragraph-rsid="001ba720" style:font-size-asian="15.75pt" style:font-style-asian="normal" style:font-weight-asian="normal" style:font-size-complex="18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cf0c7" officeooo:paragraph-rsid="00334bc2" style:font-size-asian="15.75pt" style:font-style-asian="normal" style:font-weight-asian="normal" style:font-size-complex="18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4c7d30" officeooo:paragraph-rsid="004c7d30" style:font-size-asian="15.75pt" style:font-style-asian="normal" style:font-weight-asian="normal" style:font-size-complex="18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530caf" officeooo:paragraph-rsid="00530caf" style:font-size-asian="15.75pt" style:font-style-asian="normal" style:font-weight-asian="normal" style:font-size-complex="18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normal" officeooo:rsid="0055081d" officeooo:paragraph-rsid="0055081d" style:font-size-asian="15.75pt" style:font-style-asian="normal" style:font-weight-asian="normal" style:font-size-complex="18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57072e" officeooo:paragraph-rsid="0057072e" style:font-size-asian="15.75pt" style:font-style-asian="normal" style:font-weight-asian="normal" style:font-size-complex="18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593eae" officeooo:paragraph-rsid="00593eae" style:font-size-asian="15.75pt" style:font-style-asian="normal" style:font-weight-asian="normal" style:font-size-complex="18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51742b" officeooo:paragraph-rsid="0051742b" style:font-size-asian="15.75pt" style:font-style-asian="normal" style:font-weight-asian="normal" style:font-size-complex="18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5ef16c" officeooo:paragraph-rsid="005ef16c" style:font-size-asian="15.75pt" style:font-style-asian="normal" style:font-weight-asian="normal" style:font-size-complex="18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623e25" officeooo:paragraph-rsid="00623e25" style:font-size-asian="15.75pt" style:font-style-asian="normal" style:font-weight-asian="normal" style:font-size-complex="18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628f41" officeooo:paragraph-rsid="00628f41" style:font-size-asian="15.75pt" style:font-style-asian="normal" style:font-weight-asian="normal" style:font-size-complex="18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4534c3" officeooo:paragraph-rsid="004534c3" style:font-size-asian="15.75pt" style:font-style-asian="normal" style:font-weight-asian="normal" style:font-size-complex="18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6b02cf" officeooo:paragraph-rsid="006b02cf" style:font-size-asian="15.75pt" style:font-style-asian="normal" style:font-weight-asian="normal" style:font-size-complex="18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1783cb" officeooo:paragraph-rsid="001a05ec" style:font-size-asian="15.75pt" style:font-style-asian="normal" style:font-weight-asian="bold" style:font-size-complex="18pt" style:font-style-complex="normal" style:font-weight-complex="bold"/>
    </style:style>
    <style:style style:name="P41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1783cb" officeooo:paragraph-rsid="001e99f8" style:font-size-asian="15.75pt" style:font-style-asian="normal" style:font-weight-asian="bold" style:font-size-complex="18pt" style:font-style-complex="normal" style:font-weight-complex="bold"/>
    </style:style>
    <style:style style:name="P42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1783cb" officeooo:paragraph-rsid="0051742b" style:font-size-asian="15.75pt" style:font-style-asian="normal" style:font-weight-asian="bold" style:font-size-complex="18pt" style:font-style-complex="normal" style:font-weight-complex="bold"/>
    </style:style>
    <style:style style:name="P43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1783cb" officeooo:paragraph-rsid="005e0a5c" style:font-size-asian="15.75pt" style:font-style-asian="normal" style:font-weight-asian="bold" style:font-size-complex="18pt" style:font-style-complex="normal" style:font-weight-complex="bold"/>
    </style:style>
    <style:style style:name="P44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bold" officeooo:rsid="001783cb" officeooo:paragraph-rsid="001cf0c7" style:font-size-asian="15.75pt" style:font-style-asian="normal" style:font-weight-asian="bold" style:font-size-complex="18pt" style:font-style-complex="normal" style:font-weight-complex="bold"/>
    </style:style>
    <style:style style:name="P45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255003" officeooo:paragraph-rsid="00255003" style:font-size-asian="15.75pt" style:font-style-asian="normal" style:font-weight-asian="bold" style:font-size-complex="18pt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3fc781" officeooo:paragraph-rsid="003fc781" style:font-size-asian="15.75pt" style:font-style-asian="normal" style:font-weight-asian="bold" style:font-size-complex="18pt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3fc781" officeooo:paragraph-rsid="00579a9b" style:font-size-asian="15.75pt" style:font-style-asian="normal" style:font-weight-asian="bold" style:font-size-complex="18pt" style:font-style-complex="normal" style:font-weight-complex="bold"/>
    </style:style>
    <style:style style:name="P48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bold" officeooo:rsid="0051742b" officeooo:paragraph-rsid="0051742b" style:font-size-asian="15.75pt" style:font-style-asian="normal" style:font-weight-asian="bold" style:font-size-complex="18pt" style:font-style-complex="normal" style:font-weight-complex="bold"/>
    </style:style>
    <style:style style:name="P49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bold" officeooo:rsid="0051742b" officeooo:paragraph-rsid="005ef16c" style:font-size-asian="15.75pt" style:font-style-asian="normal" style:font-weight-asian="bold" style:font-size-complex="18pt" style:font-style-complex="normal" style:font-weight-complex="bold"/>
    </style:style>
    <style:style style:name="P50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bold" officeooo:rsid="005ef16c" officeooo:paragraph-rsid="005ef16c" style:font-size-asian="15.75pt" style:font-style-asian="normal" style:font-weight-asian="bold" style:font-size-complex="18pt" style:font-style-complex="normal" style:font-weight-complex="bold"/>
    </style:style>
    <style:style style:name="P51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italic" fo:font-weight="normal" officeooo:rsid="00593eae" officeooo:paragraph-rsid="00593eae" style:font-size-asian="15.75pt" style:font-style-asian="italic" style:font-weight-asian="normal" style:font-size-complex="18pt" style:font-style-complex="italic" style:font-weight-complex="normal"/>
    </style:style>
    <style:style style:name="P52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italic" fo:font-weight="normal" officeooo:rsid="004352a4" officeooo:paragraph-rsid="004352a4" style:font-size-asian="15.75pt" style:font-style-asian="italic" style:font-weight-asian="normal" style:font-size-complex="18pt" style:font-style-complex="italic" style:font-weight-complex="normal"/>
    </style:style>
    <style:style style:name="P53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fo:color="#000000" style:font-name="Courier New" fo:font-size="18pt" fo:font-style="normal" fo:font-weight="normal" officeooo:rsid="005ef16c" officeooo:paragraph-rsid="005ef16c" fo:background-color="#e8f2fe" style:font-size-asian="18pt" style:font-style-asian="normal" style:font-weight-asian="normal" style:font-size-complex="18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8pt" officeooo:rsid="0051742b" officeooo:paragraph-rsid="0051742b" style:font-size-asian="15.75pt" style:font-size-complex="18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8pt" fo:font-weight="bold" officeooo:rsid="0051742b" officeooo:paragraph-rsid="0051742b" style:font-size-asian="15.75pt" style:font-weight-asian="bold" style:font-size-complex="18pt" style:font-weight-complex="bold"/>
    </style:style>
    <style:style style:name="P56" style:family="paragraph" style:parent-style-name="Standard">
      <loext:graphic-properties draw:fill="none"/>
      <style:paragraph-properties fo:margin-left="0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1783cb" officeooo:paragraph-rsid="005e0a5c" style:font-size-asian="15.75pt" style:font-style-asian="normal" style:font-weight-asian="bold" style:font-size-complex="18pt" style:font-style-complex="normal" style:font-weight-complex="bold"/>
    </style:style>
    <style:style style:name="P57" style:family="paragraph" style:parent-style-name="Standard">
      <loext:graphic-properties draw:fill="none"/>
      <style:paragraph-properties fo:margin-left="0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3fc781" officeooo:paragraph-rsid="005e0a5c" style:font-size-asian="15.75pt" style:font-style-asian="normal" style:font-weight-asian="bold" style:font-size-complex="18pt" style:font-style-complex="normal" style:font-weight-complex="bold"/>
    </style:style>
    <style:style style:name="P58" style:family="paragraph" style:parent-style-name="Standard">
      <style:paragraph-properties fo:text-align="center" style:justify-single-word="false"/>
      <style:text-properties style:font-name="Times New Roman" fo:font-size="18pt" officeooo:rsid="00149d07" officeooo:paragraph-rsid="00149d07" style:font-size-asian="15.75pt" style:font-size-complex="18pt"/>
    </style:style>
    <style:style style:name="P59" style:family="paragraph" style:parent-style-name="Standard">
      <style:paragraph-properties fo:text-align="start" style:justify-single-word="false"/>
      <style:text-properties style:font-name="Times New Roman" fo:font-size="18pt" officeooo:rsid="00149d07" officeooo:paragraph-rsid="00149d07" style:font-size-asian="15.75pt" style:font-size-complex="18pt"/>
    </style:style>
    <style:style style:name="P60" style:family="paragraph" style:parent-style-name="Standard" style:list-style-name="L1">
      <style:paragraph-properties fo:text-align="start" style:justify-single-word="false"/>
      <style:text-properties style:font-name="Times New Roman" fo:font-size="18pt" fo:font-weight="bold" officeooo:rsid="001783cb" officeooo:paragraph-rsid="006d271b" style:font-size-asian="15.75pt" style:font-weight-asian="bold" style:font-size-complex="18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16pt" fo:font-weight="bold" officeooo:rsid="002a9c06" officeooo:paragraph-rsid="006d271b" style:font-size-asian="16pt" style:font-weight-asian="bold" style:font-size-complex="16pt" style:font-weight-complex="bold"/>
    </style:style>
    <style:style style:name="P62" style:family="paragraph" style:parent-style-name="Standard" style:list-style-name="L1">
      <style:text-properties officeooo:rsid="002fadfc" officeooo:paragraph-rsid="006d271b"/>
    </style:style>
    <style:style style:name="P63" style:family="paragraph" style:parent-style-name="Standard" style:list-style-name="L1">
      <style:text-properties officeooo:rsid="002a9c06" officeooo:paragraph-rsid="006d271b"/>
    </style:style>
    <style:style style:name="P64" style:family="paragraph" style:parent-style-name="Standard" style:list-style-name="L1">
      <style:text-properties officeooo:rsid="003076f2" officeooo:paragraph-rsid="006d27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3cf3e" style:font-weight-asian="bold" style:font-weight-complex="bold"/>
    </style:style>
    <style:style style:name="T3" style:family="text">
      <style:text-properties fo:font-weight="bold" officeooo:rsid="005e0a5c" style:font-weight-asian="bold" style:font-weight-complex="bold"/>
    </style:style>
    <style:style style:name="T4" style:family="text">
      <style:text-properties officeooo:rsid="001a05ec"/>
    </style:style>
    <style:style style:name="T5" style:family="text">
      <style:text-properties officeooo:rsid="001e99f8"/>
    </style:style>
    <style:style style:name="T6" style:family="text">
      <style:text-properties officeooo:rsid="004a7cdc"/>
    </style:style>
    <style:style style:name="T7" style:family="text">
      <style:text-properties officeooo:rsid="004c7d30"/>
    </style:style>
    <style:style style:name="T8" style:family="text">
      <style:text-properties officeooo:rsid="004dc778"/>
    </style:style>
    <style:style style:name="T9" style:family="text">
      <style:text-properties officeooo:rsid="004ee1d2"/>
    </style:style>
    <style:style style:name="T10" style:family="text">
      <style:text-properties officeooo:rsid="004f2e2f"/>
    </style:style>
    <style:style style:name="T11" style:family="text">
      <style:text-properties officeooo:rsid="004fa40d"/>
    </style:style>
    <style:style style:name="T12" style:family="text">
      <style:text-properties officeooo:rsid="0051742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5ef16c" style:font-weight-asian="normal" style:font-weight-complex="normal"/>
    </style:style>
    <style:style style:name="T15" style:family="text">
      <style:text-properties fo:font-weight="normal" officeooo:rsid="0063cf3e" style:font-weight-asian="normal" style:font-weight-complex="normal"/>
    </style:style>
    <style:style style:name="T16" style:family="text">
      <style:text-properties officeooo:rsid="0055081d"/>
    </style:style>
    <style:style style:name="T17" style:family="text">
      <style:text-properties officeooo:rsid="0057072e"/>
    </style:style>
    <style:style style:name="T18" style:family="text">
      <style:text-properties officeooo:rsid="00579a9b"/>
    </style:style>
    <style:style style:name="T19" style:family="text">
      <style:text-properties officeooo:rsid="005e0a5c"/>
    </style:style>
    <style:style style:name="T20" style:family="text">
      <style:text-properties fo:color="#000000" style:font-name="Courier New" fo:background-color="#e8f2fe" loext:char-shading-value="0" style:font-size-asian="18pt"/>
    </style:style>
    <style:style style:name="T21" style:family="text">
      <style:text-properties fo:color="#000000" style:font-name="Courier New" fo:background-color="#d4d4d4" loext:char-shading-value="0" style:font-size-asian="18pt"/>
    </style:style>
    <style:style style:name="T22" style:family="text">
      <style:text-properties fo:color="#7f0055" style:font-name="Courier New" fo:font-weight="bold" fo:background-color="#e8f2fe" loext:char-shading-value="0" style:font-size-asian="18pt" style:font-weight-asian="bold"/>
    </style:style>
    <style:style style:name="T23" style:family="text">
      <style:text-properties fo:color="#6a3e3e" style:font-name="Courier New" fo:background-color="#e8f2fe" loext:char-shading-value="0" style:font-size-asian="18pt"/>
    </style:style>
    <style:style style:name="T24" style:family="text">
      <style:text-properties officeooo:rsid="0063cf3e"/>
    </style:style>
    <style:style style:name="T25" style:family="text">
      <style:text-properties officeooo:rsid="0046ca64"/>
    </style:style>
    <style:style style:name="T26" style:family="text">
      <style:text-properties officeooo:rsid="00647dad"/>
    </style:style>
    <style:style style:name="T27" style:family="text">
      <style:text-properties officeooo:rsid="00667a19"/>
    </style:style>
    <style:style style:name="T28" style:family="text">
      <style:text-properties fo:font-style="italic" officeooo:rsid="00667a19" style:font-style-asian="italic" style:font-style-complex="italic"/>
    </style:style>
    <style:style style:name="T29" style:family="text">
      <style:text-properties fo:font-style="italic" officeooo:rsid="004c7d30" style:font-style-asian="italic" style:font-style-complex="italic"/>
    </style:style>
    <style:style style:name="T30" style:family="text">
      <style:text-properties fo:font-style="italic" officeooo:rsid="0067e218" style:font-style-asian="italic" style:font-style-complex="italic"/>
    </style:style>
    <style:style style:name="T31" style:family="text">
      <style:text-properties officeooo:rsid="002fadfc"/>
    </style:style>
    <style:style style:name="T32" style:family="text">
      <style:text-properties fo:font-size="14pt" fo:font-style="italic" style:font-size-asian="14pt" style:font-style-asian="italic" style:font-size-complex="14pt" style:font-style-complex="italic"/>
    </style:style>
    <style:style style:name="T33" style:family="text">
      <style:text-properties officeooo:rsid="0031d1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I.E.S. El Rincón</text:p>
      <text:p text:style-name="P3">Departamento de Informática</text:p>
      <text:p text:style-name="P2"/>
      <text:p text:style-name="P1"><text:span text:style-name="T2">CONTROL</text:span><text:span text:style-name="T1"> DE PROGRAMACI</text:span><text:span text:style-name="T3">Ó</text:span><text:span text:style-name="T1">N</text:span></text:p>
      <text:p text:style-name="P1">Lunes, <text:span text:style-name="T24">14</text:span> de <text:span text:style-name="T24">MAYO</text:span> de 201<text:span text:style-name="T24">8</text:span></text:p>
      <text:p text:style-name="P1"/>
      <text:p text:style-name="P61"><text:span text:style-name="T31">¡LO PRIMERO</text:span> !</text:p>
      <text:p text:style-name="P61"/>
      <text:list xml:id="list1318026237" text:style-name="L1">
        <text:list-item>
          <text:p text:style-name="P62">Crear un Proyecto Nuevo, con tu nombre, sin acentos, espacios, eñes…, </text:p>
        </text:list-item>
        <text:list-item>
          <text:p text:style-name="P63">Ha<text:span text:style-name="T31">z una primera</text:span> versión del proyecto <text:span text:style-name="T31">(local, solo commit)</text:span> </text:p>
        </text:list-item>
        <text:list-item>
          <text:p text:style-name="P63"><text:span text:style-name="T31">Hacer un commit local c</text:span>ada vez que se hace un objetivo o como mínimo, cada media hora.</text:p>
        </text:list-item>
        <text:list-item>
          <text:p text:style-name="P62">Los ejercicios deben estar resueltos en una clase llamada <text:span text:style-name="T32">Examen.</text:span></text:p>
        </text:list-item>
        <text:list-item>
          <text:p text:style-name="P62">Recuerda que un ejercicio está correcto si se ejecuta la llamada correctamente. </text:p>
        </text:list-item>
        <text:list-item>
          <text:p text:style-name="P64"><text:span text:style-name="T33">C</text:span>opia/pega todo el código que necesites.</text:p>
        </text:list-item>
        <text:list-item>
          <text:p text:style-name="P64">No está permitido: conexión a internet, móviles, ni dispositivos USB.</text:p>
          <text:p text:style-name="P60"/>
        </text:list-item>
      </text:list>
      <text:p text:style-name="P11">EJERCICIO 1</text:p>
      <text:p text:style-name="P12"><text:span text:style-name="T6">1</text:span> punto</text:p>
      <text:p text:style-name="P13"/>
      <text:p text:style-name="P16"><text:span text:style-name="T1">Objetivo</text:span>: <text:span text:style-name="T6">Modificar el método “fibonacci” y cambiar el prototipo.</text:span></text:p>
      <text:p text:style-name="P16"/>
      <text:p text:style-name="P19">El nuevo prototipo deberá DEVOLVER un array de enteros de la serie de fibonacci. Recuerda que un número de la serie se obtiene sumando los dos anteriores. <text:s/><text:span text:style-name="T8">Poner el nombre al método que se prefiera.</text:span></text:p>
      <text:p text:style-name="P16"/>
      <text:p text:style-name="P22"/>
      <text:p text:style-name="P40"/>
      <text:p text:style-name="P40">EJERCICIO <text:span text:style-name="T4">2</text:span></text:p>
      <text:p text:style-name="P45"><text:span text:style-name="T7">1,5 </text:span>punto<text:span text:style-name="T7">s</text:span></text:p>
      <text:p text:style-name="P45"/>
      <text:p text:style-name="P17"><text:span text:style-name="T1">Objetivo</text:span>: <text:span text:style-name="T7">Hacer una versión modificada del método “listarPrimos” , en la clase </text:span><text:span text:style-name="T29">Ejercicios</text:span><text:span text:style-name="T30">1</text:span><text:span text:style-name="T7">. El prototipo del método debe ser </text:span></text:p>
      <text:p text:style-name="P17"/>
      <text:p text:style-name="P23">public int[] generarPrimos (int cuantos)</text:p>
      <text:p text:style-name="P27"><text:soft-page-break/></text:p>
      <text:p text:style-name="P29">El parámetro significa (como su nombre indica) “cuántos” números primos se tienen que devolver en el array de enteros. Comprobar los resultados y modificar ligeramente la implementación , para conseguir el objetivo.</text:p>
      <text:p text:style-name="P26"/>
      <text:p text:style-name="P26"/>
      <text:p text:style-name="P28"/>
      <text:p text:style-name="P44"/>
      <text:p text:style-name="P41">EJERCICIO <text:span text:style-name="T5">3</text:span></text:p>
      <text:p text:style-name="P46"><text:span text:style-name="T10">0,5</text:span> punto</text:p>
      <text:p text:style-name="P46"/>
      <text:p text:style-name="P20">El método “busquedaBinaria” , en la clase Ejercicios1 , devuelve un boolean, para especificar si un número se encuentra o no en un array ordenado de enteros. <text:span text:style-name="T11">Ya eso funciona.</text:span></text:p>
      <text:p text:style-name="P20"/>
      <text:p text:style-name="P21">Lo que se pide es que el método devuelva la POSICION del número buscado, si existe. En caso de que NO EXISTA, el método debe devolver -1.</text:p>
      <text:p text:style-name="P18"/>
      <text:p text:style-name="P18"/>
      <text:p text:style-name="P42">EJERCICIO <text:span text:style-name="T12">4</text:span></text:p>
      <text:p text:style-name="P47"><text:span text:style-name="T19">3,5</text:span> punto<text:span text:style-name="T18">s</text:span></text:p>
      <text:p text:style-name="P48">Objetivo: <text:s/><text:span text:style-name="T13">Se tiene un fichero, llamado “facturas.txt” y se encuentra en el directorio “ficheros”. <text:s/>Se pide un método que inserta los datos en una tabla. Definir la tabla “facturas” en la base de datos , con el formato siguiente:</text:span></text:p>
      <text:p text:style-name="P3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5">Nombre Columna</text:p>
          </table:table-cell>
          <table:table-cell table:style-name="Tabla1.B1" office:value-type="string">
            <text:p text:style-name="P55">Tipo de dato mySQL</text:p>
          </table:table-cell>
        </table:table-row>
        <table:table-row>
          <table:table-cell table:style-name="Tabla1.A2" office:value-type="string">
            <text:p text:style-name="P54">Id <text:span text:style-name="T16">(PK)</text:span></text:p>
          </table:table-cell>
          <table:table-cell table:style-name="Tabla1.B2" office:value-type="string">
            <text:p text:style-name="P54">tinyint</text:p>
          </table:table-cell>
        </table:table-row>
        <table:table-row>
          <table:table-cell table:style-name="Tabla1.A2" office:value-type="string">
            <text:p text:style-name="P54">fecha</text:p>
          </table:table-cell>
          <table:table-cell table:style-name="Tabla1.B2" office:value-type="string">
            <text:p text:style-name="P54">Date</text:p>
          </table:table-cell>
        </table:table-row>
        <table:table-row>
          <table:table-cell table:style-name="Tabla1.A2" office:value-type="string">
            <text:p text:style-name="P54">id<text:span text:style-name="T17">c</text:span>liente</text:p>
          </table:table-cell>
          <table:table-cell table:style-name="Tabla1.B2" office:value-type="string">
            <text:p text:style-name="P54">entero</text:p>
          </table:table-cell>
        </table:table-row>
        <table:table-row>
          <table:table-cell table:style-name="Tabla1.A2" office:value-type="string">
            <text:p text:style-name="P54">importe</text:p>
          </table:table-cell>
          <table:table-cell table:style-name="Tabla1.B2" office:value-type="string">
            <text:p text:style-name="P54">Número decimal</text:p>
          </table:table-cell>
        </table:table-row>
      </table:table>
      <text:p text:style-name="P34"/>
      <text:p text:style-name="P37">En el fichero </text:p>
      <text:p text:style-name="P30"><text:soft-page-break/><text:span text:style-name="T1">ORIENTACION:</text:span> Recorrer <text:span text:style-name="T16">el fichero, extraer sus campos . Convertir los 4 campos (String) al tipo correspondiente. Preparar la sentencia de inserción en la tabla, usando la sintaxis SQL:</text:span></text:p>
      <text:p text:style-name="P30"/>
      <text:p text:style-name="P31">INSERT INTO facturas <text:s text:c="4"/><text:span text:style-name="T17">VALUES (v1, v2, v3, v4)</text:span></text:p>
      <text:p text:style-name="P31"/>
      <text:p text:style-name="P32">siendo v1, v2 … los valores a insertar.</text:p>
      <text:p text:style-name="P32"/>
      <text:p text:style-name="P33">El prototipo del método debe ser el siguiente:</text:p>
      <text:p text:style-name="P33"/>
      <text:p text:style-name="P51"><text:span text:style-name="T22">public</text:span><text:span text:style-name="T20"> </text:span><text:span text:style-name="T22">void</text:span><text:span text:style-name="T20"> </text:span><text:span text:style-name="T21">copiaFicheroFacturasTabla</text:span><text:span text:style-name="T20">(String </text:span><text:span text:style-name="T23">rutaFichero</text:span><text:span text:style-name="T20">)</text:span></text:p>
      <text:p text:style-name="P52"/>
      <text:p text:style-name="P52"/>
      <text:p text:style-name="P52"/>
      <text:p text:style-name="P43"/>
      <text:p text:style-name="P43"/>
      <text:p text:style-name="P56">EJERCICIO <text:span text:style-name="T19">5</text:span></text:p>
      <text:p text:style-name="P57"><text:span text:style-name="T19">3,5</text:span> punto<text:span text:style-name="T18">s</text:span></text:p>
      <text:p text:style-name="P49"/>
      <text:p text:style-name="P49">Objetivo: <text:s/><text:span text:style-name="T13">Se tiene </text:span><text:span text:style-name="T14">en el directorio del proyecto</text:span><text:span text:style-name="T13"> un fichero, lla</text:span><text:span text:style-name="T14">mado “libros.csv”. Contiene la misma información que la tabla “libros” de la base de datos adjuntada. El objetivo consiste en recorrer dicho fichero y obtener un objeto del tipo</text:span></text:p>
      <text:p text:style-name="P35"/>
      <text:p text:style-name="P53">HashMap&lt;Integer, ArrayList&lt;Libro&gt;&gt;</text:p>
      <text:p text:style-name="P52"/>
      <text:p text:style-name="P35">En este objeto la clave (K) representa el CODIGO DE LA EDITORIAL.</text:p>
      <text:p text:style-name="P39">El tercer campo es el código de la editorial.</text:p>
      <text:p text:style-name="P35">Por tanto, el objeto contiene la lista de libros de cada editorial y para todas las editoriales. </text:p>
      <text:p text:style-name="P35"/>
      <text:p text:style-name="P36">Hay que pasar la ruta del fichero como parámetro al método. Su prototipo debe ser:</text:p>
      <text:p text:style-name="P36"/>
      <text:p text:style-name="P36"><text:soft-page-break/><text:span text:style-name="T22">public</text:span><text:span text:style-name="T20"> HashMap&lt;Integer, ArrayList&lt;Libro&gt;&gt; </text:span><text:span text:style-name="T21">getLibrosPorEditorial</text:span><text:span text:style-name="T20">(String </text:span><text:span text:style-name="T23">rutaFichero</text:span><text:span text:style-name="T20">)</text:span></text:p>
      <text:p text:style-name="P50"/>
      <text:p text:style-name="P38"/>
      <text:p text:style-name="P25"/>
      <text:p text:style-name="P24"/>
      <text:p text:style-name="P15"/>
      <text:p text:style-name="P10"/>
      <text:p text:style-name="P1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2:36:02.320000000</meta:creation-date>
    <dc:date>2018-05-14T10:05:14.411000000</dc:date>
    <meta:editing-duration>PT7H31M36S</meta:editing-duration>
    <meta:editing-cycles>67</meta:editing-cycles>
    <meta:generator>LibreOffice/5.3.1.2$Windows_x86 LibreOffice_project/e80a0e0fd1875e1696614d24c32df0f95f03deb2</meta:generator>
    <meta:document-statistic meta:table-count="1" meta:image-count="0" meta:object-count="0" meta:page-count="4" meta:paragraph-count="53" meta:word-count="490" meta:character-count="2996" meta:non-whitespace-character-count="2552"/>
  </office:meta>
</office:document-meta>
</file>